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paragraph-rsid="0015e23d" style:font-weight-asian="normal" style:font-weight-complex="normal"/>
    </style:style>
    <style:style style:name="P2" style:family="paragraph" style:parent-style-name="Standard">
      <style:paragraph-properties fo:text-align="justify" style:justify-single-word="false"/>
      <style:text-properties fo:font-weight="normal" officeooo:rsid="001327a1" officeooo:paragraph-rsid="00167b7d" style:font-weight-asian="normal" style:font-weight-complex="normal"/>
    </style:style>
    <style:style style:name="P3" style:family="paragraph" style:parent-style-name="Standard">
      <style:paragraph-properties fo:text-align="justify" style:justify-single-word="false"/>
      <style:text-properties fo:font-weight="normal" officeooo:rsid="001548e0" officeooo:paragraph-rsid="001e97f6"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1ea3df"/>
    </style:style>
    <style:style style:name="P6" style:family="paragraph" style:parent-style-name="Standard">
      <style:paragraph-properties fo:text-align="justify" style:justify-single-word="false"/>
      <style:text-properties fo:color="#2a6099" loext:opacity="100%" fo:font-weight="bold" officeooo:rsid="002570e1" officeooo:paragraph-rsid="001e97f6" fo:background-color="transparent" style:font-weight-asian="bold" style:font-weight-complex="bold"/>
    </style:style>
    <style:style style:name="P7" style:family="paragraph" style:parent-style-name="Standard">
      <style:paragraph-properties fo:text-align="justify" style:justify-single-word="false"/>
      <style:text-properties fo:color="#2a6099" loext:opacity="100%" fo:font-weight="bold" officeooo:rsid="003079c7" officeooo:paragraph-rsid="003079c7" style:font-weight-asian="bold" style:font-weight-complex="bold"/>
    </style:style>
    <style:style style:name="P8" style:family="paragraph" style:parent-style-name="Standard">
      <style:paragraph-properties fo:text-align="justify" style:justify-single-word="false"/>
      <style:text-properties officeooo:rsid="00092d2f"/>
    </style:style>
    <style:style style:name="P9" style:family="paragraph" style:parent-style-name="Standard">
      <style:paragraph-properties fo:text-align="justify" style:justify-single-word="false"/>
      <style:text-properties style:text-underline-style="none" officeooo:rsid="002f33e8" officeooo:paragraph-rsid="002eafc8"/>
    </style:style>
    <style:style style:name="P10" style:family="paragraph" style:parent-style-name="Standard">
      <style:paragraph-properties fo:text-align="justify" style:justify-single-word="false"/>
      <style:text-properties fo:color="#ff0000" loext:opacity="100%" fo:font-weight="normal" officeooo:rsid="002570e1" officeooo:paragraph-rsid="001e97f6" fo:background-color="transparent" style:font-weight-asian="normal" style:font-weight-complex="normal"/>
    </style:style>
    <style:style style:name="P11" style:family="paragraph" style:parent-style-name="Standard">
      <style:paragraph-properties fo:text-align="justify" style:justify-single-word="false"/>
      <style:text-properties fo:color="#ff0000" loext:opacity="100%" fo:font-weight="normal" officeooo:rsid="002570e1" officeooo:paragraph-rsid="001e97f6" fo:background-color="#ffff00" style:font-weight-asian="normal" style:font-weight-complex="normal"/>
    </style:style>
    <style:style style:name="P12" style:family="paragraph" style:parent-style-name="Standard" style:list-style-name="WWNum1">
      <style:paragraph-properties fo:text-align="justify" style:justify-single-word="false" style:writing-mode="lr-tb"/>
      <style:text-properties fo:color="#000000" loext:opacity="100%" officeooo:paragraph-rsid="0015e23d"/>
    </style:style>
    <style:style style:name="P13" style:family="paragraph" style:parent-style-name="Standard" style:list-style-name="WWNum1">
      <style:paragraph-properties fo:text-align="justify" style:justify-single-word="false" style:writing-mode="lr-tb"/>
      <style:text-properties officeooo:paragraph-rsid="0015e23d"/>
    </style:style>
    <style:style style:name="P14" style:family="paragraph" style:parent-style-name="Standard" style:list-style-name="WWNum1">
      <style:paragraph-properties fo:text-align="start" style:justify-single-word="false" style:writing-mode="lr-tb"/>
      <style:text-properties officeooo:paragraph-rsid="0015e23d"/>
    </style:style>
    <style:style style:name="P15" style:family="paragraph" style:parent-style-name="Standard" style:list-style-name="WWNum1">
      <style:paragraph-properties fo:text-align="start" style:justify-single-word="false" style:writing-mode="lr-tb"/>
      <style:text-properties officeooo:paragraph-rsid="003144c2"/>
    </style:style>
    <style:style style:name="P16" style:family="paragraph" style:parent-style-name="Standard" style:list-style-name="WWNum1">
      <style:paragraph-properties fo:text-align="start" style:justify-single-word="false" style:writing-mode="lr-tb"/>
      <style:text-properties officeooo:paragraph-rsid="0031bb3f"/>
    </style:style>
    <style:style style:name="P17" style:family="paragraph" style:parent-style-name="Standard" style:list-style-name="WWNum1">
      <style:paragraph-properties fo:text-align="start" style:justify-single-word="false" style:writing-mode="lr-tb"/>
      <style:text-properties fo:font-weight="bold" officeooo:paragraph-rsid="0031bb3f" style:font-weight-asian="bold" style:font-weight-complex="bold"/>
    </style:style>
    <style:style style:name="P18" style:family="paragraph" style:parent-style-name="Standard" style:list-style-name="WWNum1">
      <style:paragraph-properties fo:text-align="start" style:justify-single-word="false" style:writing-mode="lr-tb"/>
      <style:text-properties fo:font-weight="bold" officeooo:rsid="0015241b" officeooo:paragraph-rsid="0031bb3f" style:font-weight-asian="bold" style:font-weight-complex="bold"/>
    </style:style>
    <style:style style:name="P19" style:family="paragraph" style:parent-style-name="Standard" style:list-style-name="WWNum1">
      <style:paragraph-properties fo:text-align="start" style:justify-single-word="false" style:writing-mode="lr-tb"/>
      <style:text-properties fo:font-weight="bold" officeooo:rsid="001327a1" officeooo:paragraph-rsid="0031bb3f" style:font-weight-asian="bold" style:font-weight-complex="bold"/>
    </style:style>
    <style:style style:name="P20" style:family="paragraph" style:parent-style-name="Standard">
      <style:paragraph-properties fo:text-align="justify" style:justify-single-word="false"/>
      <style:text-properties fo:color="#ff0000" loext:opacity="100%" fo:font-weight="bold" officeooo:rsid="00293c45" officeooo:paragraph-rsid="0031f77d"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c9211e" loext:opacity="100%"/>
    </style:style>
    <style:style style:name="T4" style:family="text">
      <style:text-properties fo:color="#c9211e" loext:opacity="100%" fo:font-weight="bold" style:font-weight-asian="bold" style:font-weight-complex="bold"/>
    </style:style>
    <style:style style:name="T5" style:family="text">
      <style:text-properties fo:background-color="#ffff00" loext:char-shading-value="0"/>
    </style:style>
    <style:style style:name="T6" style:family="text">
      <style:text-properties officeooo:rsid="0015e23d" fo:background-color="#ffff00" loext:char-shading-value="0"/>
    </style:style>
    <style:style style:name="T7" style:family="text">
      <style:text-properties officeooo:rsid="002455e9" fo:background-color="#ffff00" loext:char-shading-value="0"/>
    </style:style>
    <style:style style:name="T8" style:family="text">
      <style:text-properties officeooo:rsid="00278d8e" fo:background-color="#ffff00" loext:char-shading-value="0"/>
    </style:style>
    <style:style style:name="T9" style:family="text">
      <style:text-properties officeooo:rsid="0031bb3f" fo:background-color="#ffff00" loext:char-shading-value="0"/>
    </style:style>
    <style:style style:name="T10" style:family="text">
      <style:text-properties officeooo:rsid="00167b7d"/>
    </style:style>
    <style:style style:name="T11" style:family="text">
      <style:text-properties officeooo:rsid="002169c4"/>
    </style:style>
    <style:style style:name="T12" style:family="text">
      <style:text-properties officeooo:rsid="002eafc8"/>
    </style:style>
    <style:style style:name="T13" style:family="text">
      <style:text-properties officeooo:rsid="003079c7"/>
    </style:style>
    <style:style style:name="T14" style:family="text">
      <style:text-properties officeooo:rsid="003144c2"/>
    </style:style>
    <style:style style:name="T15" style:family="text">
      <style:text-properties officeooo:rsid="0023ab13"/>
    </style:style>
    <style:style style:name="T16" style:family="text">
      <style:text-properties officeooo:rsid="0015e23d"/>
    </style:style>
    <style:style style:name="T17" style:family="text">
      <style:text-properties officeooo:rsid="0031bb3f"/>
    </style:style>
    <style:style style:name="T18" style:family="text">
      <style:text-properties officeooo:rsid="002d03e5"/>
    </style:style>
    <style:style style:name="T19" style:family="text">
      <style:text-properties officeooo:rsid="002130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INA</text:p>
      <text:p text:style-name="P4"/>
      <text:p text:style-name="P2"><text:s/><text:span text:style-name="T12">Liu</text:span><text:span text:style-name="T11"> </text:span>et al., 20<text:span text:style-name="T13">21</text:span>. PRJNA<text:span text:style-name="T13">688881</text:span><text:span text:style-name="T1">:</text:span></text:p>
      <text:p text:style-name="P1"/>
      <text:list xml:id="list3523164026" text:style-name="WWNum1">
        <text:list-item>
          <text:p text:style-name="P12"><text:span text:style-name="T2">Reference</text:span>: Liu, P., Jiang, Y., Gu, S., Xue, Y., Yang, H., Li, Y., ... &amp; Qi, G. (2021). Metagenome-wide association study of gut microbiome revealed potential microbial marker set for diagnosis of pediatric myasthenia gravis. BMC medicine, 19, 1-12. <text:a xlink:type="simple" xlink:href="https://doi.org/10.1186/s12916-021-02034-0" text:style-name="Internet_20_link" text:visited-style-name="Visited_20_Internet_20_Link">https://doi.org/10.1186/s12916-021-02034-0</text:a></text:p>
          <text:p text:style-name="P13"/>
        </text:list-item>
        <text:list-item>
          <text:p text:style-name="P14"><text:span text:style-name="T2">Description</text:span>: </text:p>
          <text:list>
            <text:list-item>
              <text:p text:style-name="P14"><text:span text:style-name="T1">Tipo Dataset</text:span>: Poblacional.</text:p>
            </text:list-item>
            <text:list-item>
              <text:p text:style-name="P14"><text:span text:style-name="T1">Estado Individuos</text:span>: <text:span text:style-name="T10">Healthy / Myasthenia gravis</text:span></text:p>
            </text:list-item>
            <text:list-item>
              <text:p text:style-name="P14"><text:span text:style-name="T1">Antes Filtros</text:span>:</text:p>
              <text:list>
                <text:list-item>
                  <text:p text:style-name="P15"><text:span text:style-name="T1">N.º Muestras=Nº Individuos</text:span>: Si (<text:span text:style-name="T14">99</text:span> muestras/ <text:span text:style-name="T14">99</text:span> individuos).</text:p>
                </text:list-item>
                <text:list-item>
                  <text:p text:style-name="P14"><text:span text:style-name="T4">N.º FASTQs=N.º SampleAccessions</text:span>: Si (<text:span text:style-name="T14">99</text:span> PAIRED/ <text:span text:style-name="T14">99</text:span> SampleAccessions).</text:p>
                </text:list-item>
              </text:list>
            </text:list-item>
            <text:list-item>
              <text:p text:style-name="P17">Después Filtros <text:span text:style-name="T16">(</text:span><text:span text:style-name="T6">habría que filtrar</text:span><text:span text:style-name="T7"> </text:span><text:span text:style-name="T8">las muestras </text:span><text:span text:style-name="T9">healthy</text:span><text:span text:style-name="T16">)</text:span>:</text:p>
              <text:list>
                <text:list-item>
                  <text:p text:style-name="P16"><text:span text:style-name="T1">N.º Muestras=Nº Individuos</text:span>: Si (<text:span text:style-name="T17">46</text:span><text:span text:style-name="T15"> </text:span>muestras/ <text:span text:style-name="T17">46</text:span><text:span text:style-name="T15"> </text:span>individuos).</text:p>
                </text:list-item>
                <text:list-item>
                  <text:p text:style-name="P18"><text:span text:style-name="T3">N.º FASTQs=N.º SampleAccessions</text:span>: Si (<text:span text:style-name="T17">46</text:span> PAIRED/ <text:span text:style-name="T17">46</text:span><text:span text:style-name="T15"> </text:span>SampleAccessions).</text:p>
                </text:list-item>
              </text:list>
            </text:list-item>
            <text:list-item>
              <text:p text:style-name="P19">Particularidades Procesado: No. </text:p>
            </text:list-item>
          </text:list>
        </text:list-item>
      </text:list>
      <text:p text:style-name="P5"/>
      <text:p text:style-name="P9">En este estudio, identificamos especies de marcadores microbianos potenciales que podrían usarse para la identificación de MG mediante el análisis de secuenciación de escopeta del genoma completo de muestras fecales de pacientes pediátricos con MG y controles sanos (HC). <text:span text:style-name="T13">Se reclutó</text:span> una cohorte de descubrimiento de 53 pacientes pediátricos con MG y 46 HC emparejados por edad y sexo.</text:p>
      <text:p text:style-name="P8"/>
      <text:p text:style-name="P20"><text:span text:style-name="T18">NO</text:span> HABRÍA QUE JUNTAR LOS FASTQS.<text:span text:style-name="T19"> </text:span></text:p>
      <text:p text:style-name="P8"/>
      <text:p text:style-name="P3"><text:span text:style-name="T5">Script CHECK</text:span>:</text:p>
      <text:p text:style-name="P10"/>
      <text:p text:style-name="P6">Run Stats Pre-filter:</text:p>
      <text:p text:style-name="P10"/>
      <text:p text:style-name="P10">1) Number of run_accessions: 99</text:p>
      <text:p text:style-name="P10">2) Number of unique sample_accessions: 99</text:p>
      <text:p text:style-name="P10">3) Number of unique sample_aliases: 99</text:p>
      <text:p text:style-name="P10">4) Appearances per scientific_name(tax_id):</text:p>
      <text:p text:style-name="P10"><text:s text:c="15"/>unique_values <text:s/>counts</text:p>
      <text:p text:style-name="P10">human gut metagenome(408170) <text:s text:c="5"/>99</text:p>
      <text:p text:style-name="P10">5) Appearances per instrument_model(instrument_platform):</text:p>
      <text:p text:style-name="P10"><text:s text:c="16"/>unique_values <text:s/>counts</text:p>
      <text:p text:style-name="P10">Illumina HiSeq 4000(ILLUMINA) <text:s text:c="5"/>99</text:p>
      <text:p text:style-name="P10">6) Appearances per library_layout:</text:p>
      <text:p text:style-name="P10">unique_values <text:s/>counts</text:p>
      <text:p text:style-name="P10"><text:s text:c="7"/>PAIRED <text:s text:c="5"/>99</text:p>
      <text:p text:style-name="P10">7) Appearances per library_strategy+library_source:</text:p>
      <text:p text:style-name="P10"><text:s text:c="2"/>unique_values <text:s/>counts</text:p>
      <text:p text:style-name="P11">WGS+METAGENOMIC <text:s text:c="5"/>99</text:p>
      <text:p text:style-name="P11"/>
      <text:p text:style-name="P6">Run Stats Post-filter:</text:p>
      <text:p text:style-name="P10"/>
      <text:p text:style-name="P10">1) Number of run_accessions: 46</text:p>
      <text:p text:style-name="P10">2) Number of unique sample_accessions: 46</text:p>
      <text:p text:style-name="P10"><text:soft-page-break/>3) Number of unique sample_aliases: 46</text:p>
      <text:p text:style-name="P10">4) Appearances per scientific_name(tax_id):</text:p>
      <text:p text:style-name="P10"><text:s text:c="15"/>unique_values <text:s/>counts</text:p>
      <text:p text:style-name="P10">human gut metagenome(408170) <text:s text:c="5"/>46</text:p>
      <text:p text:style-name="P10">5) Appearances per instrument_model(instrument_platform):</text:p>
      <text:p text:style-name="P10"><text:s text:c="16"/>unique_values <text:s/>counts</text:p>
      <text:p text:style-name="P10">Illumina HiSeq 4000(ILLUMINA) <text:s text:c="5"/>46</text:p>
      <text:p text:style-name="P10">6) Appearances per library_layout:</text:p>
      <text:p text:style-name="P10">unique_values <text:s/>counts</text:p>
      <text:p text:style-name="P10"><text:s text:c="7"/>PAIRED <text:s text:c="5"/>46</text:p>
      <text:p text:style-name="P10">7) Appearances per library_strategy+library_source:</text:p>
      <text:p text:style-name="P10"><text:s text:c="2"/>unique_values <text:s/>counts</text:p>
      <text:p text:style-name="P11">WGS+METAGENOMIC <text:s text:c="5"/>4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0:03:48.262176045</meta:creation-date>
    <meta:generator>LibreOffice/7.3.7.2$Linux_X86_64 LibreOffice_project/30$Build-2</meta:generator>
    <dc:date>2023-04-05T15:19:51.580381478</dc:date>
    <meta:editing-duration>PT14H36M31S</meta:editing-duration>
    <meta:editing-cycles>22</meta:editing-cycles>
    <meta:document-statistic meta:table-count="0" meta:image-count="0" meta:object-count="0" meta:page-count="2" meta:paragraph-count="49" meta:word-count="292" meta:character-count="2317" meta:non-whitespace-character-count="1953"/>
  </office:meta>
</office:document-meta>
</file>